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00000015B3A340C7B18B67686.png" manifest:media-type="image/png"/>
  <manifest:file-entry manifest:full-path="Pictures/10000001000000E00000015B26FF14D5819730ED.png" manifest:media-type="image/png"/>
  <manifest:file-entry manifest:full-path="Pictures/10000001000003970000018ACC722B8BAD457200.png" manifest:media-type="image/png"/>
  <manifest:file-entry manifest:full-path="Pictures/10000001000002620000018A4B6A6061D4B9B5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-width="0.358cm" draw:fill="none" draw:fill-color="#77bc65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draw:auto-grow-height="true" draw:auto-grow-width="false" fo:max-height="0cm" fo:min-height="4.25cm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-width="0.358cm" draw:marker-end-width="0.358cm" draw:fill="none" draw:fill-color="#77bc65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0000" draw:auto-grow-height="true" draw:auto-grow-width="false" fo:max-height="0cm" fo:min-height="4.25cm"/>
      <style:paragraph-properties style:writing-mode="lr-tb"/>
    </style:style>
    <style:style style:name="gr11" style:family="graphic" style:parent-style-name="objectwithoutfill">
      <style:graphic-properties svg:stroke-width="0.106cm" svg:stroke-color="#2a6099" draw:marker-start-width="0.358cm" draw:marker-end-width="0.358cm" draw:fill="none" draw:fill-color="#77bc65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ff4000" draw:marker-start-width="0.358cm" draw:marker-end-width="0.358cm" draw:fill="none" draw:fill-color="#77bc65" draw:textarea-vertical-align="middle" fo:padding-top="0.177cm" fo:padding-bottom="0.177cm" fo:padding-left="0.302cm" fo:padding-right="0.302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8" style:family="graphic" style:parent-style-name="standard">
      <style:graphic-properties draw:stroke="none" draw:fill="none" draw:fill-color="#77bc65" fo:min-height="0.94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77bc65"/>
      <style:paragraph-properties fo:text-align="center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8" style:family="paragraph">
      <loext:graphic-properties draw:fill="none" draw:fill-color="#77bc65"/>
      <style:paragraph-properties fo:text-align="center"/>
      <style:text-properties fo:font-size="25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9" style:family="paragraph">
      <style:paragraph-properties fo:text-align="center" style:writing-mode="lr-tb"/>
      <style:text-properties fo:font-size="25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style:writing-mode="lr-tb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  <style:text-properties fo:font-size="1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paragraph-properties style:writing-mode="lr-tb"/>
      <style:text-properties fo:font-size="3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4" style:family="paragraph">
      <loext:graphic-properties draw:fill="none" draw:fill-color="#000000"/>
      <style:paragraph-properties style:writing-mode="lr-tb"/>
      <style:text-properties fo:color="#000000" loext:opacity="100%" loext:color-lum-mod="100%" loext:color-lum-off="0%" fo:font-size="3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6" style:family="paragraph">
      <loext:graphic-properties draw:fill="none" draw:fill-color="#ff0000"/>
      <style:paragraph-properties style:writing-mode="lr-tb"/>
      <style:text-properties fo:color="#000000" loext:opacity="100%" loext:color-lum-mod="100%" loext:color-lum-off="0%" fo:font-size="3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7" style:family="paragraph">
      <style:paragraph-properties fo:text-align="center" style:writing-mode="lr-tb"/>
      <style:text-properties fo:color="#ff0000" loext:opacity="100%" fo:font-size="25pt" fo:language="zxx" fo:country="none" style:language-asian="zxx" style:country-asian="none" style:language-complex="zxx" style:country-complex="none"/>
    </style:style>
    <style:style style:name="P18" style:family="paragraph">
      <style:paragraph-properties fo:text-align="center" style:writing-mode="lr-tb"/>
      <style:text-properties fo:color="#ff0000" loext:opacity="100%" loext:color-lum-mod="100%" loext:color-lum-off="0%" fo:font-size="25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center" style:writing-mode="lr-tb"/>
      <style:text-properties fo:color="#000000" loext:opacity="100%" fo:font-size="25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 style:writing-mode="lr-tb"/>
      <style:text-properties fo:color="#000000" loext:opacity="100%" loext:color-lum-mod="100%" loext:color-lum-off="0%" fo:font-size="25pt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color="#ff4000" loext:opacity="100%" loext:color-lum-mod="100%" loext:color-lum-off="0%" fo:font-size="1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23" style:family="paragraph">
      <style:paragraph-properties fo:text-align="center" style:writing-mode="lr-tb"/>
      <style:text-properties fo:color="#ff4000" loext:opacity="100%" fo:font-size="25pt" fo:language="zxx" fo:country="none" style:language-asian="zxx" style:country-asian="none" style:language-complex="zxx" style:country-complex="none"/>
    </style:style>
    <style:style style:name="P24" style:family="paragraph">
      <style:paragraph-properties fo:text-align="center" style:writing-mode="lr-tb"/>
      <style:text-properties fo:color="#ff4000" loext:opacity="100%" loext:color-lum-mod="100%" loext:color-lum-off="0%" fo:font-size="25pt"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28" style:family="paragraph">
      <loext:graphic-properties draw:fill="none" draw:fill-color="#77bc65"/>
      <style:paragraph-properties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size="18pt" fo:language="zxx" fo:country="none" style:language-asian="zxx" style:country-asian="none" style:language-complex="zxx" style:country-complex="none"/>
    </style:style>
    <style:style style:name="T2" style:family="text">
      <style:text-properties fo:font-size="25pt"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ff0000" loext:opacity="100%" fo:font-size="30pt" fo:language="zxx" fo:country="none" style:language-asian="zxx" style:country-asian="none" style:language-complex="zxx" style:country-complex="none"/>
    </style:style>
    <style:style style:name="T5" style:family="text">
      <style:text-properties fo:color="#158466" loext:opacity="100%" fo:font-size="30pt" fo:language="zxx" fo:country="none" style:language-asian="zxx" style:country-asian="none" style:language-complex="zxx" style:country-complex="none"/>
    </style:style>
    <style:style style:name="T6" style:family="text">
      <style:text-properties fo:color="#2a6099" loext:opacity="100%" fo:font-size="30pt" fo:language="zxx" fo:country="none" style:language-asian="zxx" style:country-asian="none" style:language-complex="zxx" style:country-complex="none"/>
    </style:style>
    <style:style style:name="T7" style:family="text">
      <style:text-properties fo:font-size="30pt" fo:language="zxx" fo:country="none" style:language-asian="zxx" style:country-asian="none" style:language-complex="zxx" style:country-complex="none"/>
    </style:style>
    <style:style style:name="T8" style:family="text">
      <style:text-properties fo:color="#000000" loext:opacity="100%" fo:font-size="30pt" fo:language="zxx" fo:country="none" style:language-asian="zxx" style:country-asian="none" style:language-complex="zxx" style:country-complex="none"/>
    </style:style>
    <style:style style:name="T9" style:family="text">
      <style:text-properties fo:color="#ff0000" loext:opacity="100%" fo:font-size="18pt" fo:language="zxx" fo:country="none" style:language-asian="zxx" style:country-asian="none" style:language-complex="zxx" style:country-complex="none"/>
    </style:style>
    <style:style style:name="T10" style:family="text">
      <style:text-properties fo:color="#ff0000" loext:opacity="100%" fo:font-size="25pt" fo:language="zxx" fo:country="none" style:language-asian="zxx" style:country-asian="none" style:language-complex="zxx" style:country-complex="none"/>
    </style:style>
    <style:style style:name="T11" style:family="text">
      <style:text-properties fo:color="#000000" loext:opacity="100%" fo:font-size="25pt" fo:language="zxx" fo:country="none" style:language-asian="zxx" style:country-asian="none" style:language-complex="zxx" style:country-complex="none"/>
    </style:style>
    <style:style style:name="T12" style:family="text">
      <style:text-properties fo:color="#000000" loext:opacity="100%" fo:font-size="18pt" fo:language="zxx" fo:country="none" style:language-asian="zxx" style:country-asian="none" style:language-complex="zxx" style:country-complex="none"/>
    </style:style>
    <style:style style:name="T13" style:family="text">
      <style:text-properties fo:color="#ff4000" loext:opacity="100%" fo:font-size="18pt" fo:language="zxx" fo:country="none" style:language-asian="zxx" style:country-asian="none" style:language-complex="zxx" style:country-complex="none"/>
    </style:style>
    <style:style style:name="T14" style:family="text">
      <style:text-properties fo:color="#ff4000" loext:opacity="100%" fo:font-size="30pt" fo:language="zxx" fo:country="none" style:language-asian="zxx" style:country-asian="none" style:language-complex="zxx" style:country-complex="none"/>
    </style:style>
    <style:style style:name="T15" style:family="text">
      <style:text-properties fo:color="#ff4000" loext:opacity="100%" fo:font-size="25pt" fo:language="zxx" fo:country="none" style:language-asian="zxx" style:country-asian="none" style:language-complex="zxx" style:country-complex="none"/>
    </style:style>
    <style:style style:name="T16" style:family="text">
      <style:text-properties style:text-outline="false" style:text-line-through-style="none" style:text-line-through-type="none" style:font-name="Liberation Sans" fo:font-size="2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5cm" presentation:class="title" presentation:user-transformed="true">
          <draw:text-box>
            <text:p>Huffmanin algoritm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6.139cm" svg:height="10.424cm" svg:x="6.5cm" svg:y="2.5cm">
          <draw:image xlink:href="Pictures/10000001000002620000018A4B6A6061D4B9B5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3" draw:text-style-name="P5" draw:layer="layout" svg:width="2.5cm" svg:height="2.5cm" svg:x="0.502cm" svg:y="0.502cm">
          <text:p text:style-name="P5"><text:span text:style-name="T1">3</text:span><text:span text:style-name="T1">0 </text:span><text:span text:style-name="T1">(</text:span><text:span text:style-name="T1">a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1cm" svg:y="3.501cm">
          <text:p text:style-name="P5"><text:span text:style-name="T1">5</text:span><text:span text:style-name="T1">0</text:span><text:span text:style-name="T1">0 </text:span><text:span text:style-name="T1">(</text:span><text:span text:style-name="T1">b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1cm" svg:y="6.501cm">
          <text:p text:style-name="P5"><text:span text:style-name="T1">2</text:span><text:span text:style-name="T1">0 </text:span><text:span text:style-name="T1">(</text:span><text:span text:style-name="T1">c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1cm" svg:y="9.501cm">
          <text:p text:style-name="P5"><text:span text:style-name="T1">4</text:span><text:span text:style-name="T1">0 </text:span><text:span text:style-name="T1">(</text:span><text:span text:style-name="T1">d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1cm" svg:y="12.501cm">
          <text:p text:style-name="P5"><text:span text:style-name="T1">7</text:span><text:span text:style-name="T1">0 </text:span><text:span text:style-name="T1">(</text:span><text:span text:style-name="T1">e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1cm" svg:y="0.501cm">
          <text:p text:style-name="P5"><text:span text:style-name="T1">5</text:span><text:span text:style-name="T1">0 </text:span><text:span text:style-name="T1">(f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1cm" svg:y="3.501cm">
          <text:p text:style-name="P5"><text:span text:style-name="T1">5</text:span></text:p>
          <text:p text:style-name="P5"><text:span text:style-name="T1">(</text:span><text:span text:style-name="T1">g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1cm" svg:y="6.501cm">
          <text:p text:style-name="P5"><text:span text:style-name="T1">1</text:span><text:span text:style-name="T1">0</text:span></text:p>
          <text:p text:style-name="P5"><text:span text:style-name="T1">(</text:span><text:span text:style-name="T1">h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3.502cm">
          <text:p text:style-name="P5"><text:span text:style-name="T1">5</text:span></text:p>
          <text:p text:style-name="P5"><text:span text:style-name="T1">(</text:span><text:span text:style-name="T1">g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3cm" svg:y="3.503cm">
          <text:p text:style-name="P5"><text:span text:style-name="T1">5</text:span></text:p>
          <text:p text:style-name="P5"><text:span text:style-name="T1">(</text:span><text:span text:style-name="T1">g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4cm" svg:y="3.504cm">
          <text:p text:style-name="P5"><text:span text:style-name="T1">5</text:span><text:span text:style-name="T1">0</text:span></text:p>
          <text:p text:style-name="P5"><text:span text:style-name="T1">(</text:span><text:span text:style-name="T1">g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5" draw:layer="layout" svg:width="2.5cm" svg:height="2.5cm" svg:x="25cm" svg:y="13cm">
          <text:p text:style-name="P5"><text:span text:style-name="T1">1</text:span><text:span text:style-name="T1">0</text:span></text:p>
          <text:p text:style-name="P5"><text:span text:style-name="T1">(</text:span><text:span text:style-name="T1">h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3cm" svg:y="0.503cm">
          <text:p text:style-name="P5"><text:span text:style-name="T1">3</text:span><text:span text:style-name="T1">0</text:span><text:span text:style-name="T1"> </text:span><text:span text:style-name="T1">(</text:span><text:span text:style-name="T1">a</text:span><text:span text:style-name="T1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</text:span><text:span text:style-name="T1">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6.502cm">
          <text:p text:style-name="P5"><text:span text:style-name="T1">20 </text:span><text:span text:style-name="T1">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9.502cm">
          <text:p text:style-name="P5"><text:span text:style-name="T1">40 </text:span><text:span text:style-name="T1">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</text:span><text:span text:style-name="T1">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0.502cm">
          <text:p text:style-name="P5"><text:span text:style-name="T1">50 </text:span><text:span text:style-name="T1">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3.502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3cm" svg:y="3.503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4cm" svg:y="3.504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5cm" svg:y="3.505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3cm" svg:y="0.503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9.5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0.502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3.502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3cm" svg:y="3.503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4cm" svg:y="3.504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5cm" svg:y="3.505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6.5cm" svg:y1="14.5cm" svg:x2="25cm" svg:y2="11.5cm">
          <text:p/>
        </draw:lin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3cm" svg:y="0.503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9.5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0.502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3.502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3cm" svg:y="3.503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4cm" svg:y="3.504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5cm" svg:y="3.505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9.5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0.502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3.502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3cm" svg:y="3.503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4cm" svg:y="3.504cm">
          <text:p text:style-name="P5"><text:span text:style-name="T1">5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5cm" svg:y="3.505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14cm" svg:y1="8.5cm" svg:x2="11.5cm" svg:y2="11.5cm">
          <text:p/>
        </draw:line>
        <draw:line draw:style-name="gr4" draw:text-style-name="P7" draw:layer="layout" svg:x1="15cm" svg:y1="11cm" svg:x2="13.5cm" svg:y2="8.5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402cm" svg:y="10.3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902cm" svg:y="10.302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2.302cm" svg:y="7.502cm">
          <text:p text:style-name="P5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3.502cm" svg:y="0.502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20cm" svg:y1="6cm" svg:x2="17.5cm" svg:y2="9cm">
          <text:p/>
        </draw:line>
        <draw:line draw:style-name="gr4" draw:text-style-name="P7" draw:layer="layout" svg:x1="14cm" svg:y1="8.5cm" svg:x2="11.5cm" svg:y2="11.5cm">
          <text:p/>
        </draw:line>
        <draw:line draw:style-name="gr4" draw:text-style-name="P7" draw:layer="layout" svg:x1="15cm" svg:y1="11cm" svg:x2="13.5cm" svg:y2="8.5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2.5cm" svg:y1="8.5cm" svg:x2="20cm" svg:y2="6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6.4cm" svg:y="7.6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8.8cm" svg:y="4.6cm">
          <text:p text:style-name="P5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402cm" svg:y="10.3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902cm" svg:y="10.302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2.302cm" svg:y="7.502cm">
          <text:p text:style-name="P5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12.502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20cm" svg:y1="6cm" svg:x2="17.5cm" svg:y2="9cm">
          <text:p/>
        </draw:line>
        <draw:line draw:style-name="gr4" draw:text-style-name="P7" draw:layer="layout" svg:x1="14cm" svg:y1="8.5cm" svg:x2="11.5cm" svg:y2="11.5cm">
          <text:p/>
        </draw:line>
        <draw:line draw:style-name="gr4" draw:text-style-name="P7" draw:layer="layout" svg:x1="11cm" svg:y1="6cm" svg:x2="8.5cm" svg:y2="9cm">
          <text:p/>
        </draw:line>
        <draw:line draw:style-name="gr4" draw:text-style-name="P7" draw:layer="layout" svg:x1="13.5cm" svg:y1="8.5cm" svg:x2="11.5cm" svg:y2="6cm">
          <text:p/>
        </draw:line>
        <draw:line draw:style-name="gr4" draw:text-style-name="P7" draw:layer="layout" svg:x1="15cm" svg:y1="11cm" svg:x2="13.5cm" svg:y2="8.5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2.5cm" svg:y1="8.5cm" svg:x2="20cm" svg:y2="6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6.4cm" svg:y="7.6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8.8cm" svg:y="4.6cm">
          <text:p text:style-name="P5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7.501cm" svg:y="7.601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402cm" svg:y="10.3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902cm" svg:y="10.302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2.302cm" svg:y="7.502cm">
          <text:p text:style-name="P5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001cm" svg:y="4.601cm">
          <text:p text:style-name="P5"><text:span text:style-name="T1">1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20cm" svg:y1="6cm" svg:x2="17.5cm" svg:y2="9cm">
          <text:p/>
        </draw:line>
        <draw:line draw:style-name="gr4" draw:text-style-name="P7" draw:layer="layout" svg:x1="14cm" svg:y1="8.5cm" svg:x2="11.5cm" svg:y2="11.5cm">
          <text:p/>
        </draw:line>
        <draw:line draw:style-name="gr4" draw:text-style-name="P7" draw:layer="layout" svg:x1="11cm" svg:y1="6cm" svg:x2="8.5cm" svg:y2="9cm">
          <text:p/>
        </draw:line>
        <draw:line draw:style-name="gr4" draw:text-style-name="P7" draw:layer="layout" svg:x1="15.5cm" svg:y1="3.8cm" svg:x2="11.5cm" svg:y2="5.8cm">
          <text:p/>
        </draw:line>
        <draw:line draw:style-name="gr4" draw:text-style-name="P7" draw:layer="layout" svg:x1="20cm" svg:y1="6cm" svg:x2="16.5cm" svg:y2="4cm">
          <text:p/>
        </draw:line>
        <draw:line draw:style-name="gr4" draw:text-style-name="P7" draw:layer="layout" svg:x1="13.5cm" svg:y1="8.5cm" svg:x2="11.5cm" svg:y2="6cm">
          <text:p/>
        </draw:line>
        <draw:line draw:style-name="gr4" draw:text-style-name="P7" draw:layer="layout" svg:x1="15cm" svg:y1="11cm" svg:x2="13.5cm" svg:y2="8.5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2.5cm" svg:y1="8.5cm" svg:x2="20cm" svg:y2="6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6.4cm" svg:y="7.6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8.8cm" svg:y="4.6cm">
          <text:p text:style-name="P5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4.5cm" svg:y="2.5cm">
          <text:p text:style-name="P5"><text:span text:style-name="T1">2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7.501cm" svg:y="7.601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402cm" svg:y="10.3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902cm" svg:y="10.302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2.302cm" svg:y="7.502cm">
          <text:p text:style-name="P5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001cm" svg:y="4.601cm">
          <text:p text:style-name="P5"><text:span text:style-name="T1">1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0.502cm" svg:y="3.502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line draw:style-name="gr4" draw:text-style-name="P7" draw:layer="layout" svg:x1="25cm" svg:y1="11.5cm" svg:x2="22.5cm" svg:y2="14.5cm">
          <text:p/>
        </draw:line>
        <draw:line draw:style-name="gr4" draw:text-style-name="P7" draw:layer="layout" svg:x1="22.501cm" svg:y1="9cm" svg:x2="20.001cm" svg:y2="12cm">
          <text:p/>
        </draw:line>
        <draw:line draw:style-name="gr4" draw:text-style-name="P7" draw:layer="layout" svg:x1="20cm" svg:y1="6cm" svg:x2="17.5cm" svg:y2="9cm">
          <text:p/>
        </draw:line>
        <draw:line draw:style-name="gr4" draw:text-style-name="P7" draw:layer="layout" svg:x1="14cm" svg:y1="8.5cm" svg:x2="11.5cm" svg:y2="11.5cm">
          <text:p/>
        </draw:line>
        <draw:line draw:style-name="gr4" draw:text-style-name="P7" draw:layer="layout" svg:x1="11cm" svg:y1="6cm" svg:x2="8.5cm" svg:y2="9cm">
          <text:p/>
        </draw:line>
        <draw:line draw:style-name="gr4" draw:text-style-name="P7" draw:layer="layout" svg:x1="15.5cm" svg:y1="3.8cm" svg:x2="11.5cm" svg:y2="5.8cm">
          <text:p/>
        </draw:line>
        <draw:line draw:style-name="gr4" draw:text-style-name="P7" draw:layer="layout" svg:x1="11.5cm" svg:y1="1.5cm" svg:x2="8cm" svg:y2="3.5cm">
          <text:p/>
        </draw:line>
        <draw:line draw:style-name="gr4" draw:text-style-name="P7" draw:layer="layout" svg:x1="16cm" svg:y1="4cm" svg:x2="12cm" svg:y2="1.5cm">
          <text:p/>
        </draw:line>
        <draw:line draw:style-name="gr4" draw:text-style-name="P7" draw:layer="layout" svg:x1="20cm" svg:y1="6cm" svg:x2="16.5cm" svg:y2="4cm">
          <text:p/>
        </draw:line>
        <draw:line draw:style-name="gr4" draw:text-style-name="P7" draw:layer="layout" svg:x1="13.5cm" svg:y1="8.5cm" svg:x2="11.5cm" svg:y2="6cm">
          <text:p/>
        </draw:line>
        <draw:line draw:style-name="gr4" draw:text-style-name="P7" draw:layer="layout" svg:x1="15cm" svg:y1="11cm" svg:x2="13.5cm" svg:y2="8.5cm">
          <text:p/>
        </draw:line>
        <draw:line draw:style-name="gr4" draw:text-style-name="P7" draw:layer="layout" svg:x1="26.5cm" svg:y1="14.5cm" svg:x2="25cm" svg:y2="11.5cm">
          <text:p/>
        </draw:line>
        <draw:line draw:style-name="gr4" draw:text-style-name="P7" draw:layer="layout" svg:x1="22.5cm" svg:y1="8.5cm" svg:x2="20cm" svg:y2="6cm">
          <text:p/>
        </draw:line>
        <draw:line draw:style-name="gr4" draw:text-style-name="P7" draw:layer="layout" svg:x1="24.5cm" svg:y1="11cm" svg:x2="22.5cm" svg:y2="8.5cm">
          <text:p/>
        </draw:line>
        <draw:custom-shape draw:style-name="gr3" draw:text-style-name="P5" draw:layer="layout" svg:width="2.5cm" svg:height="2.5cm" svg:x="19.2cm" svg:y="10.1cm">
          <text:p text:style-name="P5"><text:span text:style-name="T1">30 (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6.5cm" svg:y="2.5cm">
          <text:p text:style-name="P5"><text:span text:style-name="T1">500 (b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8cm" svg:y="12.9cm">
          <text:p text:style-name="P5"><text:span text:style-name="T1">20 (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6.4cm" svg:y="7.6cm">
          <text:p text:style-name="P5"><text:span text:style-name="T1">50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5cm" svg:y="13cm">
          <text:p text:style-name="P5"><text:span text:style-name="T1">10</text:span></text:p>
          <text:p text:style-name="P5"><text:span text:style-name="T1">(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3.5cm" svg:y="10cm">
          <text:p text:style-name="P5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21.3cm" svg:y="7.5cm">
          <text:p text:style-name="P5"><text:span text:style-name="T1">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8.8cm" svg:y="4.6cm">
          <text:p text:style-name="P5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4.5cm" svg:y="2.5cm">
          <text:p text:style-name="P5"><text:span text:style-name="T1">2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6cm" svg:y="0.1cm">
          <text:p text:style-name="P5"><text:span text:style-name="T1">77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7.501cm" svg:y="7.601cm">
          <text:p text:style-name="P5"><text:span text:style-name="T1">70 (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402cm" svg:y="10.302cm">
          <text:p text:style-name="P5"><text:span text:style-name="T1">40 (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3.902cm" svg:y="10.302cm">
          <text:p text:style-name="P5"><text:span text:style-name="T1">50</text:span></text:p>
          <text:p text:style-name="P5"><text:span text:style-name="T1">(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2.302cm" svg:y="7.502cm">
          <text:p text:style-name="P5"><text:span text:style-name="T1">9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2.5cm" svg:x="10.001cm" svg:y="4.601cm">
          <text:p text:style-name="P5"><text:span text:style-name="T1">16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0.5cm" svg:height="0.962cm" svg:x="3.5cm" svg:y="5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9.1cm" svg:y="1.7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3cm" svg:y="4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9.2cm" svg:y="6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1.902cm" svg:y="9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8.1cm" svg:y="6.6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20.9cm" svg:y="9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23.2cm" svg:y="12.1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3.6cm" svg:y="1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7.7cm" svg:y="4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1.2cm" svg:y="6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2.501cm" svg:y="6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4.5cm" svg:y="9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3.6cm" svg:y="9.2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5.6cm" svg:y="12.1cm">
          <draw:text-box>
            <text:p><text:span text:style-name="T3">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0.5cm" svg:height="0.962cm" svg:x="3.5cm" svg:y="5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9.1cm" svg:y="1.7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3cm" svg:y="4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9.2cm" svg:y="6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1.902cm" svg:y="9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8.1cm" svg:y="6.6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20.9cm" svg:y="9.5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23.2cm" svg:y="12.1cm">
          <draw:text-box>
            <text:p><text:span text:style-name="T3">0</text:span></text:p>
          </draw:text-box>
        </draw:frame>
        <draw:frame draw:style-name="gr6" draw:text-style-name="P10" draw:layer="layout" svg:width="1cm" svg:height="1cm" svg:x="13.6cm" svg:y="1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7.7cm" svg:y="4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1.2cm" svg:y="6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2.501cm" svg:y="6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14.5cm" svg:y="9.5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3.6cm" svg:y="9.2cm">
          <draw:text-box>
            <text:p><text:span text:style-name="T3">1</text:span></text:p>
          </draw:text-box>
        </draw:frame>
        <draw:frame draw:style-name="gr6" draw:text-style-name="P10" draw:layer="layout" svg:width="1cm" svg:height="1cm" svg:x="25.6cm" svg:y="12.1cm">
          <draw:text-box>
            <text:p><text:span text:style-name="T3">1</text:span></text:p>
          </draw:text-box>
        </draw:frame>
        <draw:frame draw:style-name="gr2" draw:text-style-name="P11" draw:layer="layout" svg:width="5.926cm" svg:height="9.18cm" svg:x="0.5cm" svg:y="3.6cm">
          <draw:image xlink:href="Pictures/10000001000000E00000015B26FF14D5819730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2" draw:text-style-name="P11" draw:layer="layout" svg:width="5.926cm" svg:height="9.18cm" svg:x="0.5cm" svg:y="3.6cm">
          <draw:image xlink:href="Pictures/10000001000000E00000015B26FF14D5819730ED.png" xlink:type="simple" xlink:show="embed" xlink:actuate="onLoad" draw:mime-type="image/png">
            <text:p/>
          </draw:image>
        </draw:frame>
        <draw:frame draw:style-name="gr7" draw:text-style-name="P13" draw:layer="layout" svg:width="14.5cm" svg:height="1.432cm" svg:x="0.5cm" svg:y="13.767cm">
          <draw:text-box>
            <text:p><text:span text:style-name="T4">f</text:span><text:span text:style-name="T5">b</text:span><text:span text:style-name="T6">a</text:span><text:span text:style-name="T7"> =&gt; </text:span><text:span text:style-name="T4">110</text:span><text:span text:style-name="T5">0</text:span><text:span text:style-name="T6">1110</text:span></text:p>
          </draw:text-box>
        </draw:frame>
        <draw:frame draw:style-name="gr2" draw:text-style-name="P3" draw:layer="layout" svg:width="5.926cm" svg:height="9.18cm" svg:x="0.5cm" svg:y="3.6cm">
          <draw:image xlink:href="Pictures/10000001000000E00000015B3A340C7B18B676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8">11001110</text:span></text:p>
            <text:p><text:span text:style-name="T8">=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5" draw:layer="layout" svg:width="1cm" svg:height="1cm" svg:x="13.6cm" svg:y="1.5cm">
          <draw:text-box>
            <text:p><text:span text:style-name="T9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10" draw:text-style-name="P16" draw:layer="layout" svg:width="6.5cm" svg:height="4.5cm" svg:x="0.5cm" svg:y="1cm">
          <draw:text-box>
            <text:p><text:span text:style-name="T4">1</text:span><text:span text:style-name="T8">1001110</text:span></text:p>
            <text:p><text:span text:style-name="T8">=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9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5" draw:layer="layout" svg:width="1cm" svg:height="1cm" svg:x="13.6cm" svg:y="1.5cm">
          <draw:text-box>
            <text:p><text:span text:style-name="T9">1</text:span></text:p>
          </draw:text-box>
        </draw:frame>
        <draw:frame draw:style-name="gr6" draw:text-style-name="P15" draw:layer="layout" svg:width="1cm" svg:height="1cm" svg:x="17.7cm" svg:y="4cm">
          <draw:text-box>
            <text:p><text:span text:style-name="T9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10" draw:text-style-name="P16" draw:layer="layout" svg:width="6.5cm" svg:height="4.5cm" svg:x="0.5cm" svg:y="1cm">
          <draw:text-box>
            <text:p><text:span text:style-name="T4">11</text:span><text:span text:style-name="T8">001110</text:span></text:p>
            <text:p><text:span text:style-name="T8">=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9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9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2.5cm" svg:height="2.5cm" svg:x="16.4cm" svg:y="7.6cm">
          <text:p text:style-name="P17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5" draw:layer="layout" svg:width="1cm" svg:height="1cm" svg:x="18.1cm" svg:y="6.6cm">
          <draw:text-box>
            <text:p><text:span text:style-name="T9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5" draw:layer="layout" svg:width="1cm" svg:height="1cm" svg:x="13.6cm" svg:y="1.5cm">
          <draw:text-box>
            <text:p><text:span text:style-name="T9">1</text:span></text:p>
          </draw:text-box>
        </draw:frame>
        <draw:frame draw:style-name="gr6" draw:text-style-name="P15" draw:layer="layout" svg:width="1cm" svg:height="1cm" svg:x="17.7cm" svg:y="4cm">
          <draw:text-box>
            <text:p><text:span text:style-name="T9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10" draw:text-style-name="P16" draw:layer="layout" svg:width="6.5cm" svg:height="4.5cm" svg:x="0.5cm" svg:y="1cm">
          <draw:text-box>
            <text:p><text:span text:style-name="T4">110</text:span><text:span text:style-name="T8">01110</text:span></text:p>
            <text:p><text:span text:style-name="T8">=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</text:span><text:span text:style-name="T8">01110</text:span></text:p>
            <text:p><text:span text:style-name="T8">=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9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2.5cm" svg:height="2.5cm" svg:x="6.5cm" svg:y="2.5cm">
          <text:p text:style-name="P17"><text:span text:style-name="T1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5" draw:layer="layout" svg:width="1cm" svg:height="1cm" svg:x="9.1cm" svg:y="1.7cm">
          <draw:text-box>
            <text:p><text:span text:style-name="T9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0</text:span><text:span text:style-name="T8">1110</text:span></text:p>
            <text:p><text:span text:style-name="T8">=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11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2.5cm" svg:height="2.5cm" svg:x="6.5cm" svg:y="2.5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21" draw:layer="layout" svg:width="1cm" svg:height="1cm" svg:x="9.1cm" svg:y="1.7cm">
          <draw:text-box>
            <text:p><text:span text:style-name="T12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0</text:span><text:span text:style-name="T8">1110</text:span></text:p>
            <text:p><text:span text:style-name="T8">=f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11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2.5cm" svg:height="2.5cm" svg:x="6.5cm" svg:y="2.5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21" draw:layer="layout" svg:width="1cm" svg:height="1cm" svg:x="9.1cm" svg:y="1.7cm">
          <draw:text-box>
            <text:p><text:span text:style-name="T12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22" draw:layer="layout" svg:width="1cm" svg:height="1cm" svg:x="13.6cm" svg:y="1.5cm">
          <draw:text-box>
            <text:p><text:span text:style-name="T13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0</text:span><text:span text:style-name="T14">1</text:span><text:span text:style-name="T8">110</text:span></text:p>
            <text:p><text:span text:style-name="T8">=f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11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12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2.5cm" svg:height="2.5cm" svg:x="6.5cm" svg:y="2.5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21" draw:layer="layout" svg:width="1cm" svg:height="1cm" svg:x="9.1cm" svg:y="1.7cm">
          <draw:text-box>
            <text:p><text:span text:style-name="T12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22" draw:layer="layout" svg:width="1cm" svg:height="1cm" svg:x="13.6cm" svg:y="1.5cm">
          <draw:text-box>
            <text:p><text:span text:style-name="T13">1</text:span></text:p>
          </draw:text-box>
        </draw:frame>
        <draw:frame draw:style-name="gr6" draw:text-style-name="P22" draw:layer="layout" svg:width="1cm" svg:height="1cm" svg:x="17.7cm" svg:y="4cm">
          <draw:text-box>
            <text:p><text:span text:style-name="T13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0</text:span><text:span text:style-name="T14">11</text:span><text:span text:style-name="T8">10</text:span></text:p>
            <text:p><text:span text:style-name="T8">=f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11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12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12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2.5cm" svg:height="2.5cm" svg:x="6.5cm" svg:y="2.5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21" draw:layer="layout" svg:width="1cm" svg:height="1cm" svg:x="9.1cm" svg:y="1.7cm">
          <draw:text-box>
            <text:p><text:span text:style-name="T12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22" draw:layer="layout" svg:width="1cm" svg:height="1cm" svg:x="13.6cm" svg:y="1.5cm">
          <draw:text-box>
            <text:p><text:span text:style-name="T13">1</text:span></text:p>
          </draw:text-box>
        </draw:frame>
        <draw:frame draw:style-name="gr6" draw:text-style-name="P22" draw:layer="layout" svg:width="1cm" svg:height="1cm" svg:x="17.7cm" svg:y="4cm">
          <draw:text-box>
            <text:p><text:span text:style-name="T13">1</text:span></text:p>
          </draw:text-box>
        </draw:frame>
        <draw:frame draw:style-name="gr6" draw:text-style-name="P22" draw:layer="layout" svg:width="1cm" svg:height="1cm" svg:x="21.2cm" svg:y="6.5cm">
          <draw:text-box>
            <text:p><text:span text:style-name="T13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4">1100</text:span><text:span text:style-name="T14">111</text:span><text:span text:style-name="T8">0</text:span></text:p>
            <text:p><text:span text:style-name="T8">=f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12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11" draw:text-style-name="P8" draw:layer="layout" svg:x1="11.5cm" svg:y1="1.5cm" svg:x2="8cm" svg:y2="3.5cm">
          <text:p/>
        </draw:line>
        <draw:line draw:style-name="gr9" draw:text-style-name="P8" draw:layer="layout" svg:x1="16cm" svg:y1="4cm" svg:x2="12cm" svg:y2="1.5cm">
          <text:p/>
        </draw:line>
        <draw:line draw:style-name="gr12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12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24" draw:layer="layout" svg:width="2.5cm" svg:height="2.5cm" svg:x="19.2cm" svg:y="10.1cm">
          <text:p text:style-name="P2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2.5cm" svg:height="2.5cm" svg:x="6.5cm" svg:y="2.5cm">
          <text:p text:style-name="P19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21" draw:layer="layout" svg:width="1cm" svg:height="1cm" svg:x="9.1cm" svg:y="1.7cm">
          <draw:text-box>
            <text:p><text:span text:style-name="T12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22" draw:layer="layout" svg:width="1cm" svg:height="1cm" svg:x="20.9cm" svg:y="9.5cm">
          <draw:text-box>
            <text:p><text:span text:style-name="T13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22" draw:layer="layout" svg:width="1cm" svg:height="1cm" svg:x="13.6cm" svg:y="1.5cm">
          <draw:text-box>
            <text:p><text:span text:style-name="T13">1</text:span></text:p>
          </draw:text-box>
        </draw:frame>
        <draw:frame draw:style-name="gr6" draw:text-style-name="P22" draw:layer="layout" svg:width="1cm" svg:height="1cm" svg:x="17.7cm" svg:y="4cm">
          <draw:text-box>
            <text:p><text:span text:style-name="T13">1</text:span></text:p>
          </draw:text-box>
        </draw:frame>
        <draw:frame draw:style-name="gr6" draw:text-style-name="P22" draw:layer="layout" svg:width="1cm" svg:height="1cm" svg:x="21.2cm" svg:y="6.5cm">
          <draw:text-box>
            <text:p><text:span text:style-name="T13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14">11001110</text:span></text:p>
            <text:p><text:span text:style-name="T8">=f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line draw:style-name="gr4" draw:text-style-name="P8" draw:layer="layout" svg:x1="25cm" svg:y1="11.5cm" svg:x2="22.5cm" svg:y2="14.5cm">
          <text:p/>
        </draw:line>
        <draw:line draw:style-name="gr4" draw:text-style-name="P8" draw:layer="layout" svg:x1="22.501cm" svg:y1="9cm" svg:x2="20.001cm" svg:y2="12cm">
          <text:p/>
        </draw:line>
        <draw:line draw:style-name="gr4" draw:text-style-name="P8" draw:layer="layout" svg:x1="20cm" svg:y1="6cm" svg:x2="17.5cm" svg:y2="9cm">
          <text:p/>
        </draw:line>
        <draw:line draw:style-name="gr4" draw:text-style-name="P8" draw:layer="layout" svg:x1="14cm" svg:y1="8.5cm" svg:x2="11.5cm" svg:y2="11.5cm">
          <text:p/>
        </draw:line>
        <draw:line draw:style-name="gr4" draw:text-style-name="P8" draw:layer="layout" svg:x1="11cm" svg:y1="6cm" svg:x2="8.5cm" svg:y2="9cm">
          <text:p/>
        </draw:line>
        <draw:line draw:style-name="gr4" draw:text-style-name="P8" draw:layer="layout" svg:x1="15.5cm" svg:y1="3.8cm" svg:x2="11.5cm" svg:y2="5.8cm">
          <text:p/>
        </draw:line>
        <draw:line draw:style-name="gr4" draw:text-style-name="P8" draw:layer="layout" svg:x1="11.5cm" svg:y1="1.5cm" svg:x2="8cm" svg:y2="3.5cm">
          <text:p/>
        </draw:line>
        <draw:line draw:style-name="gr4" draw:text-style-name="P8" draw:layer="layout" svg:x1="16cm" svg:y1="4cm" svg:x2="12cm" svg:y2="1.5cm">
          <text:p/>
        </draw:line>
        <draw:line draw:style-name="gr4" draw:text-style-name="P8" draw:layer="layout" svg:x1="20cm" svg:y1="6cm" svg:x2="16.5cm" svg:y2="4cm">
          <text:p/>
        </draw:line>
        <draw:line draw:style-name="gr4" draw:text-style-name="P8" draw:layer="layout" svg:x1="13.5cm" svg:y1="8.5cm" svg:x2="11.5cm" svg:y2="6cm">
          <text:p/>
        </draw:line>
        <draw:line draw:style-name="gr4" draw:text-style-name="P8" draw:layer="layout" svg:x1="15cm" svg:y1="11cm" svg:x2="13.5cm" svg:y2="8.5cm">
          <text:p/>
        </draw:line>
        <draw:line draw:style-name="gr4" draw:text-style-name="P8" draw:layer="layout" svg:x1="26.5cm" svg:y1="14.5cm" svg:x2="25cm" svg:y2="11.5cm">
          <text:p/>
        </draw:line>
        <draw:line draw:style-name="gr4" draw:text-style-name="P8" draw:layer="layout" svg:x1="22.5cm" svg:y1="8.5cm" svg:x2="20cm" svg:y2="6cm">
          <text:p/>
        </draw:line>
        <draw:line draw:style-name="gr4" draw:text-style-name="P8" draw:layer="layout" svg:x1="24.5cm" svg:y1="11cm" svg:x2="22.5cm" svg:y2="8.5cm">
          <text:p/>
        </draw:line>
        <draw:custom-shape draw:style-name="gr3" draw:text-style-name="P9" draw:layer="layout" svg:width="2.5cm" svg:height="2.5cm" svg:x="19.2cm" svg:y="10.1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6.5cm" svg:y="2.5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8cm" svg:y="12.9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6.4cm" svg:y="7.6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5cm" svg:y="13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3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21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7.501cm" svg:y="7.601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402cm" svg:y="10.30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3.902cm" svg:y="10.302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2.3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5cm" svg:height="2.5cm" svg:x="10.0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0.5cm" svg:height="0.962cm" svg:x="3.5cm" svg:y="5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1cm" svg:y="1.7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cm" svg:y="4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9.2cm" svg:y="6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1.902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8.1cm" svg:y="6.6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0.9cm" svg:y="9.5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23.2cm" svg:y="12.1cm">
          <draw:text-box>
            <text:p><text:span text:style-name="T1">0</text:span></text:p>
          </draw:text-box>
        </draw:frame>
        <draw:frame draw:style-name="gr6" draw:text-style-name="P12" draw:layer="layout" svg:width="1cm" svg:height="1cm" svg:x="13.6cm" svg:y="1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7.7cm" svg:y="4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1.2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2.501cm" svg:y="6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14.5cm" svg:y="9.5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3.6cm" svg:y="9.2cm">
          <draw:text-box>
            <text:p><text:span text:style-name="T1">1</text:span></text:p>
          </draw:text-box>
        </draw:frame>
        <draw:frame draw:style-name="gr6" draw:text-style-name="P12" draw:layer="layout" svg:width="1cm" svg:height="1cm" svg:x="25.6cm" svg:y="12.1cm">
          <draw:text-box>
            <text:p><text:span text:style-name="T1">1</text:span></text:p>
          </draw:text-box>
        </draw:frame>
        <draw:frame draw:style-name="gr8" draw:text-style-name="P14" draw:layer="layout" svg:width="6.5cm" svg:height="4.5cm" svg:x="0.5cm" svg:y="1cm">
          <draw:text-box>
            <text:p><text:span text:style-name="T8">11001110</text:span></text:p>
            <text:p><text:span text:style-name="T8">=fb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draw:style-name="gr2" draw:text-style-name="P3" draw:layer="layout" svg:width="24.314cm" svg:height="10.424cm" svg:x="2.686cm" svg:y="0.576cm">
          <draw:image xlink:href="Pictures/10000001000003970000018ACC722B8BAD4572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2" draw:text-style-name="P3" draw:layer="layout" svg:width="24.314cm" svg:height="10.424cm" svg:x="2.686cm" svg:y="0.576cm">
          <draw:image xlink:href="Pictures/10000001000003970000018ACC722B8BAD457200.png" xlink:type="simple" xlink:show="embed" xlink:actuate="onLoad" draw:mime-type="image/png">
            <text:p/>
          </draw:image>
        </draw:frame>
        <draw:frame draw:style-name="gr13" draw:text-style-name="P27" draw:layer="layout" svg:width="27.5cm" svg:height="1.538cm" svg:x="0.4cm" svg:y="11.962cm">
          <draw:text-box>
            <text:p text:style-name="P26"><text:span text:style-name="T16">Alkuperäinen 3*(30+500+20+40+7+50+50+10) = 2121 bittiä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draw:style-name="gr2" draw:text-style-name="P3" draw:layer="layout" svg:width="24.314cm" svg:height="10.424cm" svg:x="2.686cm" svg:y="0.576cm">
          <draw:image xlink:href="Pictures/10000001000003970000018ACC722B8BAD457200.png" xlink:type="simple" xlink:show="embed" xlink:actuate="onLoad" draw:mime-type="image/png">
            <text:p/>
          </draw:image>
        </draw:frame>
        <draw:frame draw:style-name="gr14" draw:text-style-name="P27" draw:layer="layout" svg:width="27.5cm" svg:height="1.538cm" svg:x="0.4cm" svg:y="11.962cm">
          <draw:text-box>
            <text:p text:style-name="P26"><text:span text:style-name="T16">Alkuperäinen 3*(30+500+20+40+7+50+50+10) = 2121 bittiä</text:span></text:p>
          </draw:text-box>
        </draw:frame>
        <draw:frame draw:style-name="gr15" draw:text-style-name="P27" draw:layer="layout" svg:width="27.5cm" svg:height="1.538cm" svg:x="-0.6cm" svg:y="13.1cm">
          <draw:text-box>
            <text:p text:style-name="P26"><text:span text:style-name="T17">Uusi </text:span><text:span text:style-name="T16">30*4+500*1+20*5+40*4+70*3+50*3+50*4+10*5 = 1490 bittiä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draw:style-name="gr2" draw:text-style-name="P3" draw:layer="layout" svg:width="24.314cm" svg:height="10.424cm" svg:x="2.686cm" svg:y="0.576cm">
          <draw:image xlink:href="Pictures/10000001000003970000018ACC722B8BAD457200.png" xlink:type="simple" xlink:show="embed" xlink:actuate="onLoad" draw:mime-type="image/png">
            <text:p/>
          </draw:image>
        </draw:frame>
        <draw:frame draw:style-name="gr16" draw:text-style-name="P27" draw:layer="layout" svg:width="27.5cm" svg:height="1.538cm" svg:x="0.4cm" svg:y="11.962cm">
          <draw:text-box>
            <text:p text:style-name="P26"><text:span text:style-name="T16">Alkuperäinen 3*(30+500+20+40+7+50+50+10) = 2121 bittiä</text:span></text:p>
          </draw:text-box>
        </draw:frame>
        <draw:frame draw:style-name="gr17" draw:text-style-name="P27" draw:layer="layout" svg:width="27.5cm" svg:height="1.538cm" svg:x="-0.6cm" svg:y="13.1cm">
          <draw:text-box>
            <text:p text:style-name="P26"><text:span text:style-name="T17">Uusi </text:span><text:span text:style-name="T16">30*4+500*1+20*5+40*4+70*3+50*3+50*4+10*5 = 1490 bittiä</text:span></text:p>
          </draw:text-box>
        </draw:frame>
        <draw:frame draw:style-name="gr18" draw:text-style-name="P28" draw:layer="layout" svg:width="25.157cm" svg:height="1.196cm" svg:x="15.9cm" svg:y="14.304cm">
          <draw:text-box>
            <text:p><text:span text:style-name="T16">1490 / 2121 = 0.7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1:05:49.663917234</meta:creation-date>
    <dc:date>2024-10-24T12:38:39.699873948</dc:date>
    <meta:editing-duration>PT3H41M50S</meta:editing-duration>
    <meta:editing-cycles>4</meta:editing-cycles>
    <meta:generator>LibreOffice/7.4.7.2$Linux_X86_64 LibreOffice_project/40$Build-2</meta:generator>
    <meta:document-statistic meta:object-count="981"/>
  </office:meta>
</office:document-meta>
</file>